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Arial" fo:language="es" fo:country="ES" fo:font-style="italic" officeooo:paragraph-rsid="0018b006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bold" officeooo:paragraph-rsid="0018b006" style:font-weight-asian="bold" style:font-weight-complex="bold"/>
    </style:style>
    <style:style style:name="P3" style:family="paragraph" style:parent-style-name="Text_20_body">
      <style:paragraph-properties fo:line-height="150%" fo:text-align="justify" style:justify-single-word="false"/>
      <style:text-properties fo:font-size="10pt" fo:language="es" fo:country="ES" fo:font-style="italic" officeooo:paragraph-rsid="0018b006" style:font-size-asian="10pt" style:font-size-complex="10pt"/>
    </style:style>
    <style:style style:name="P4" style:family="paragraph" style:parent-style-name="Text_20_body">
      <style:paragraph-properties fo:line-height="150%" fo:text-align="justify" style:justify-single-word="false"/>
      <style:text-properties fo:font-style="normal" officeooo:paragraph-rsid="0018b006" style:font-style-asian="normal" style:font-style-complex="normal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8b006" officeooo:paragraph-rsid="0018b006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8b006" officeooo:paragraph-rsid="0018b006" fo:background-color="#ffff00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paragraph-rsid="0018b006" fo:background-color="#ffff00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paragraph-rsid="00212fbf" fo:background-color="#ffff00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paragraph-rsid="0022b680" fo:background-color="#ffff00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c6bee" officeooo:paragraph-rsid="001c6bee" fo:background-color="#ffff00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paragraph-rsid="0018b006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language="es" fo:country="ES" fo:font-style="normal" fo:font-weight="normal" officeooo:rsid="001c6bee" officeooo:paragraph-rsid="001c6bee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officeooo:paragraph-rsid="0018b006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tyle="normal" fo:font-weight="normal" officeooo:paragraph-rsid="0018b006" fo:background-color="#ffff00"/>
    </style:style>
    <style:style style:name="P15" style:family="paragraph" style:parent-style-name="Text_20_body">
      <style:paragraph-properties fo:line-height="150%" fo:text-align="justify" style:justify-single-word="false"/>
      <style:text-properties fo:language="es" fo:country="ES" officeooo:paragraph-rsid="0018b006"/>
    </style:style>
    <style:style style:name="P16" style:family="paragraph" style:parent-style-name="Text_20_body">
      <style:paragraph-properties fo:line-height="150%" fo:text-align="justify" style:justify-single-word="false"/>
      <style:text-properties fo:language="es" fo:country="ES" officeooo:paragraph-rsid="0018b006" fo:background-color="#ffff00"/>
    </style:style>
    <style:style style:name="P17" style:family="paragraph" style:parent-style-name="Text_20_body">
      <style:paragraph-properties fo:line-height="150%" fo:text-align="justify" style:justify-single-word="false"/>
      <style:text-properties fo:language="es" fo:country="ES" officeooo:paragraph-rsid="00212fbf" fo:background-color="#ffff00"/>
    </style:style>
    <style:style style:name="T1" style:family="text">
      <style:text-properties fo:language="es" fo:country="ES"/>
    </style:style>
    <style:style style:name="T2" style:family="text">
      <style:text-properties officeooo:rsid="0018b006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="Arial1" fo:font-style="normal" fo:font-weight="normal" officeooo:rsid="0018b006"/>
    </style:style>
    <style:style style:name="T5" style:family="text">
      <style:text-properties officeooo:rsid="0019dcdd"/>
    </style:style>
    <style:style style:name="T6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" fo:language="es" fo:country="ES" style:text-underline-style="solid" style:text-underline-width="auto" style:text-underline-color="font-color" fo:font-weight="bold" officeooo:rsid="001c6bee" style:font-weight-asian="bold" style:font-weight-complex="bold"/>
    </style:style>
    <style:style style:name="T8" style:family="text">
      <style:text-properties officeooo:rsid="0022b68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Boletín <text:s/></text:span><text:span text:style-name="T7">37</text:span></text:p>
      <text:p text:style-name="P1"><text:s/>Dado el siguiente XML:</text:p>
      <table:table table:name="Táboa1" table:style-name="Táboa1">
        <table:table-column table:style-name="Táboa1.A"/>
        <table:table-row>
          <table:table-cell table:style-name="Táboa1.A1" office:value-type="string">
            <text:section text:style-name="Sect1" text:name="Sección1">
              <text:p text:style-name="P3">&lt;alumnos&gt; </text:p>
              <text:p text:style-name="P3">&lt;alumno dni="41293940"&gt; </text:p>
              <text:p text:style-name="P3">&lt;nombre<text:span text:style-name="T5">&gt;</text:span>Jose&lt;/nombre&gt; </text:p>
              <text:p text:style-name="P3">&lt;apells&gt;Bernardo&lt;/apells&gt; </text:p>
              <text:p text:style-name="P3">&lt;nota&gt;7&lt;/nota&gt; </text:p>
              <text:p text:style-name="P3">&lt;/alumno&gt; </text:p>
              <text:p text:style-name="P3">&lt;alumno dni="23456782"&gt; </text:p>
              <text:p text:style-name="P3">&lt;nombre&gt;Sonia&lt;/nombre&gt; </text:p>
              <text:p text:style-name="P3">&lt;apells&gt;Montero&lt;/apells&gt; </text:p>
              <text:p text:style-name="P3">&lt;nota&gt;8&lt;/nota&gt; </text:p>
              <text:p text:style-name="P3">&lt;/alumno&gt; </text:p>
              <text:p text:style-name="P3">&lt;alumno dni="12367845"&gt; </text:p>
              <text:p text:style-name="P3">&lt;nombre&gt;Juan&lt;/nombre&gt; </text:p>
              <text:p text:style-name="P3">&lt;apells&gt;Lpez&lt;/apells&gt; </text:p>
              <text:p text:style-name="P3">&lt;nota&gt;4&lt;/nota&gt; </text:p>
              <text:p text:style-name="P3">&lt;/alumno&gt; </text:p>
              <text:p text:style-name="P3">&lt;alumno dni="34567821"&gt; </text:p>
              <text:p text:style-name="P3">&lt;nombre&gt;Manuel&lt;/nombre&gt; </text:p>
              <text:p text:style-name="P3">&lt;apells&gt;Ruiz&lt;/apells&gt; </text:p>
              <text:p text:style-name="P3">&lt;nota&gt;3&lt;/nota&gt; </text:p>
              <text:p text:style-name="P3">&lt;/alumno&gt; </text:p>
              <text:p text:style-name="P3">&lt;alumno dni="12345678"&gt; </text:p>
              <text:p text:style-name="P3">&lt;nombre&gt;Ana&lt;/nombre&gt; </text:p>
              <text:p text:style-name="P3">&lt;apells&gt;Perez&lt;/apells&gt; </text:p>
              <text:p text:style-name="P3">&lt;nota&gt;9&lt;/nota&gt; </text:p>
              <text:p text:style-name="P3">&lt;/alumno&gt; </text:p>
              <text:p text:style-name="P3">&lt;/alumnos&gt; </text:p>
            </text:section>
          </table:table-cell>
        </table:table-row>
      </table:table>
      <text:p text:style-name="P2">Utiliza funciones de Xquery para extraer la siguiente información del documento anterior:</text:p>
      <text:p text:style-name="P5">1- Mostrar el nombre de los alumnos, sin etiquetas.</text:p>
      <text:p text:style-name="P6"><text:bookmark-start text:name="__DdeLink__405_4056220637"/>for $x in doc("boletin37")//alumno<text:bookmark-end text:name="__DdeLink__405_4056220637"/></text:p>
      <text:p text:style-name="P6"><text:bookmark-start text:name="__DdeLink__407_4056220637"/>return $x/nombre/text()<text:bookmark-end text:name="__DdeLink__407_4056220637"/></text:p>
      <text:p text:style-name="P5">2- Mostrar la nota del último alumno.</text:p>
      <text:p text:style-name="P6">for $x in doc("boletin37")//alumno [last()]</text:p>
      <text:p text:style-name="P6">return $x/nota</text:p>
      <text:p text:style-name="P5">3- Indicar nombre y nota de cada alumno.</text:p>
      <text:p text:style-name="P6">for $x in //alumno</text:p>
      <text:p text:style-name="P6">return ($x/nombre/text(), $x/nota/text())</text:p>
      <text:p text:style-name="P11"/>
      <text:p text:style-name="P11"><text:soft-page-break/></text:p>
      <text:p text:style-name="P11"><text:span text:style-name="T2">4</text:span>- Mostrar el nombre de los alumnos aprobados. </text:p>
      <text:p text:style-name="P7"><text:bookmark-start text:name="__DdeLink__409_4056220637"/>for $x in //alumno</text:p>
      <text:p text:style-name="P7">where $x/nota &gt;=5 </text:p>
      <text:p text:style-name="P7">return <text:bookmark-start text:name="__DdeLink__411_4056220637"/>(data($x/nombre),data($x/nota))<text:bookmark-end text:name="__DdeLink__411_4056220637"/><text:bookmark-end text:name="__DdeLink__409_4056220637"/></text:p>
      <text:p text:style-name="P11"><text:span text:style-name="T2">5</text:span>- Mostrar el DNI y la nota de los alumnos que han aprobado.</text:p>
      <text:p text:style-name="P7">for $x in //alumno</text:p>
      <text:p text:style-name="P7">where $x/nota &gt;=5 </text:p>
      <text:p text:style-name="P7">return (data($x/@dni),data($x/nota))</text:p>
      <text:p text:style-name="P13"><text:span text:style-name="T2">6</text:span>- <text:span text:style-name="T1"><text:s/>Indicar el nombre de los alumnos cuyas notas están entre 6 y 8 (ambas inclusive).</text:span></text:p>
      <text:p text:style-name="P14"><text:bookmark-start text:name="__DdeLink__108_4056220637"/><text:bookmark-start text:name="__DdeLink__105_4056220637"/>for $x in //alumno<text:bookmark-end text:name="__DdeLink__108_4056220637"/><text:bookmark-end text:name="__DdeLink__105_4056220637"/></text:p>
      <text:p text:style-name="P14">where $x/nota &gt;=6 and <text:s/>$x/nota &lt;=8</text:p>
      <text:p text:style-name="P14">return (data($x/nombre),data($x/nota))</text:p>
      <text:p text:style-name="P11"><text:span text:style-name="T2">7</text:span>- Mostrar listado de nombres ordenados por apellidos.</text:p>
      <text:p text:style-name="P7"><text:bookmark-start text:name="__DdeLink__111_4056220637"/>for $x in //alumno</text:p>
      <text:p text:style-name="P7">order by $x/apells</text:p>
      <text:p text:style-name="P9">return (data($x/nombre),data($x/<text:span text:style-name="T8">apells</text:span>))<text:bookmark-end text:name="__DdeLink__111_4056220637"/></text:p>
      <text:p text:style-name="P11"><text:span text:style-name="T2">8</text:span>- Mostrar nombres ordenados por DNI.</text:p>
      <text:p text:style-name="P8"><text:bookmark-start text:name="__DdeLink__114_4056220637"/>for $x in //alumno<text:bookmark-end text:name="__DdeLink__114_4056220637"/></text:p>
      <text:p text:style-name="P8">order by $x/@dni</text:p>
      <text:p text:style-name="P8">return (data($x/nombre))</text:p>
      <text:p text:style-name="P15"><text:span text:style-name="T4">9</text:span><text:span text:style-name="T3">- Mostrar el Nº de cada alumno y su nombre.</text:span></text:p>
      <text:p text:style-name="P16"><text:span text:style-name="T3">for $x at $i in //alumno </text:span></text:p>
      <text:p text:style-name="P16"><text:span text:style-name="T3">return &lt;num-nombre&gt;{$i}.{data($x/nombre/text())}&lt;/num-nombre&gt;</text:span></text:p>
      <text:p text:style-name="P12"/>
      <text:p text:style-name="P12"/>
      <text:p text:style-name="P12"><text:soft-page-break/></text:p>
      <text:p text:style-name="P12">10-Si la nota es mayor o igual que 5 mostrar DNI, en caso contrario el nombre.</text:p>
      <text:p text:style-name="P10"><text:bookmark-start text:name="__DdeLink__414_4056220637"/>for $x in //alumno</text:p>
      <text:p text:style-name="P10">return if($x/nota&gt;=5)</text:p>
      <text:p text:style-name="P10">then &lt;dni-apro&gt;{data($x/@dni)} &lt;/dni-apro&gt;</text:p>
      <text:p text:style-name="P10">else &lt;nombre-sus&gt;{data($x/nombre)}&lt;/nombre-sus&gt;<text:bookmark-end text:name="__DdeLink__414_405622063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5T18:12:12.196000000</meta:creation-date>
    <dc:date>2023-05-11T12:52:44.925397533</dc:date>
    <meta:editing-duration>PT22M40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3" meta:paragraph-count="67" meta:word-count="238" meta:character-count="1909" meta:non-whitespace-character-count="1703"/>
  </office:meta>
</office:document-meta>
</file>